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5d74" officeooo:paragraph-rsid="00025d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ão Victor Santana </text:p>
      <text:p text:style-name="P1"/>
      <text:p text:style-name="P1">Questão 2.</text:p>
      <text:p text:style-name="P1"/>
      <text:p text:style-name="P1">R)<text:tab/>Classes é uma representação de algo do mundo real dentro da programação. As classes passam a ser um espelho do mundo real, dentro de um algoritmo. Um modelo o qual se espelha em coisas reais.</text:p>
      <text:p text:style-name="P1"><text:tab/></text:p>
      <text:p text:style-name="P1"><text:tab/>Objetos são a instanciação de uma classe, com um objetos podemos interagir com seus atriubutos e metódos. O objeto é a “materialização” do modelo, classe, a qual ele se orienta.</text:p>
      <text:p text:style-name="P1"/>
      <text:p text:style-name="P1"><text:tab/>Encapsulamento: Em programação orientada objetos encapsulamento é isolar atributos, deixando-os privados, e deixando publico somente os metódos que alteram esses atributos. Aumentando assim a segurança do modelo que foi desenvolvido. Assim a logica de programação envolvida fica a cargo do metodo que já foi desenvolvido não sendo necessário a programação diversas vezes da mesma lógica.</text:p>
      <text:p text:style-name="P1"/>
      <text:p text:style-name="P1">Classes devem ser usadas quando precisa da representação de um mesmo, modelo, diversas vezes. Os objetos podem ser de mesmo tipo, mesma classe, e se alterar de manerias diferentes. O encapsulamento é sempre recomendado para proteção e segurança de uso da class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4:59:51.149562320</meta:creation-date>
    <dc:date>2019-04-22T15:07:27.360265446</dc:date>
    <meta:editing-duration>PT7M37S</meta:editing-duration>
    <meta:editing-cycles>1</meta:editing-cycles>
    <meta:document-statistic meta:table-count="0" meta:image-count="0" meta:object-count="0" meta:page-count="1" meta:paragraph-count="7" meta:word-count="168" meta:character-count="1053" meta:non-whitespace-character-count="887"/>
    <meta:generator>LibreOffice/5.1.6.2$Linux_X86_64 LibreOffice_project/10m0$Build-2</meta:generator>
  </office:meta>
</office:document-meta>
</file>